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3142in" svg:height="2.4472in" svg:x="1.8213in" svg:y="0.0417in">
            <draw:object draw:notify-on-update-of-ranges="Sheet1.A1:Sheet1.A2 Sheet1.A3:Sheet1.A7 Sheet1.A1:Sheet1.A1 Sheet1.B3:Sheet1.B7 Sheet1.A9:Sheet1.A9 Sheet1.B1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3685in" svg:height="2.426in" svg:x="1.8213in" svg:y="2.7295in">
            <draw:object draw:notify-on-update-of-ranges="Sheet1.A17:Sheet1.A18 Sheet1.A27:Sheet1.A31 Sheet1.A17:Sheet1.A17 Sheet1.B19:Sheet1.B23 Sheet1.A25:Sheet1.A25 Sheet1.B27:Sheet1.B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3724in" svg:height="2.4783in" svg:x="1.8173in" svg:y="5.4169in">
            <draw:object draw:notify-on-update-of-ranges="Sheet1.A33:Sheet1.A34 Sheet1.A35:Sheet1.A39 Sheet1.A33:Sheet1.A33 Sheet1.B35:Sheet1.B39 Sheet1.A41:Sheet1.A41 Sheet1.B43:Sheet1.B4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Binary Insert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2187500">
            <text:p>218750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4375000">
            <text:p>4375000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float" office:value="8750000">
            <text:p>8750000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float" office:value="17500000">
            <text:p>17500000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4.42">
            <text:p>4.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bonacci Insert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2187500">
            <text:p>218750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375000">
            <text:p>4375000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8750000">
            <text:p>875000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17500000">
            <text:p>17500000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inary Deletemin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2187500">
            <text:p>218750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4375000">
            <text:p>4375000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8750000">
            <text:p>8750000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float" office:value="17500000">
            <text:p>17500000</text:p>
          </table:table-cell>
          <table:table-cell office:value-type="float" office:value="2.65">
            <text:p>2.65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5.86">
            <text:p>5.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bonacci Deletemin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2187500">
            <text:p>2187500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4375000">
            <text:p>4375000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float" office:value="8750000">
            <text:p>8750000</text:p>
          </table:table-cell>
          <table:table-cell office:value-type="float" office:value="3.02">
            <text:p>3.02</text:p>
          </table:table-cell>
        </table:table-row>
        <table:table-row table:style-name="ro1">
          <table:table-cell office:value-type="float" office:value="17500000">
            <text:p>17500000</text:p>
          </table:table-cell>
          <table:table-cell office:value-type="float" office:value="6.52">
            <text:p>6.52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4.84">
            <text:p>14.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inary Decreasekey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2187500">
            <text:p>2187500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float" office:value="4375000">
            <text:p>4375000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float" office:value="8750000">
            <text:p>8750000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7500000">
            <text:p>17500000</text:p>
          </table:table-cell>
          <table:table-cell office:value-type="float" office:value="8.53">
            <text:p>8.53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7.47">
            <text:p>17.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bonacci DecreaseKey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2187500">
            <text:p>2187500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4375000">
            <text:p>437500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8750000">
            <text:p>8750000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17500000">
            <text:p>17500000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46">
            <text:p>1.46</text:p>
          </table:table-cell>
        </table:table-row>
        <table:table-row table:style-name="ro1" table:number-rows-repeated="104852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09-22T11:24:56</meta:creation-date>
    <dc:date>2013-09-22T12:12:24</dc:date>
    <dc:creator>Jan Knudsen</dc:creator>
    <meta:editing-duration>PT1M34S</meta:editing-duration>
    <meta:editing-cycles>1</meta:editing-cycles>
    <meta:document-statistic meta:table-count="1" meta:cell-count="78" meta:object-count="3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59cm" svg:height="6.217cm" xlink:href=".." xlink:type="simple" chart:class="chart:bar" chart:style-name="ch1">
        <chart:legend chart:legend-position="top" svg:x="2.724cm" svg:y="0.568cm" style:legend-expansion="wide" chart:style-name="ch2"/>
        <chart:plot-area chart:style-name="ch3" table:cell-range-address="Sheet1.A1:Sheet1.A7 Sheet1.B3:Sheet1.B7 Sheet1.A9:Sheet1.A9 Sheet1.B11:Sheet1.B15" chart:data-source-has-labels="both" svg:x="0.669cm" svg:y="1.414cm" svg:width="9.852cm" svg:height="4.259cm">
          <chartooo:coordinate-region svg:x="1.105cm" svg:y="1.613cm" svg:width="9.416cm" svg:height="3.413cm"/>
          <chart:axis chart:dimension="x" chart:name="primary-x" chart:style-name="ch4" chartooo:axis-type="auto">
            <chartooo:date-scale/>
            <chart:categories table:cell-range-address="Sheet1.A3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" chart:label-cell-address="Sheet1.A1:Sheet1.A1" chart:class="chart:bar">
            <chart:data-point chart:repeated="5"/>
          </chart:series>
          <chart:series chart:style-name="ch8" chart:values-cell-range-address="Sheet1.B11:Sheet1.B15" chart:label-cell-address="Sheet1.A9:Sheet1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Fibonacci Insert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float" office:value="2187500">
                <text:p>2187500</text:p>
                <draw:g>
                  <svg:desc>Sheet1.A3:Sheet1.A7</svg:desc>
                </draw:g>
              </table:table-cell>
              <table:table-cell office:value-type="float" office:value="0.26">
                <text:p>0.26</text:p>
                <draw:g>
                  <svg:desc>Sheet1.B3:Sheet1.B7</svg:desc>
                </draw:g>
              </table:table-cell>
              <table:table-cell office:value-type="float" office:value="0.1">
                <text:p>0.1</text:p>
                <draw:g>
                  <svg:desc>Sheet1.B11:Sheet1.B15</svg:desc>
                </draw:g>
              </table:table-cell>
            </table:table-row>
            <table:table-row>
              <table:table-cell office:value-type="float" office:value="4375000">
                <text:p>4375000</text:p>
              </table:table-cell>
              <table:table-cell office:value-type="float" office:value="0.52">
                <text:p>0.5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750000">
                <text:p>8750000</text:p>
              </table:table-cell>
              <table:table-cell office:value-type="float" office:value="1.04">
                <text:p>1.0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7500000">
                <text:p>17500000</text:p>
              </table:table-cell>
              <table:table-cell office:value-type="float" office:value="2.15">
                <text:p>2.1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4.42">
                <text:p>4.42</text:p>
              </table:table-cell>
              <table:table-cell office:value-type="float" office:value="1.56">
                <text:p>1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97cm" svg:height="6.163cm" xlink:href=".." xlink:type="simple" chart:class="chart:bar" chart:style-name="ch1">
        <chart:legend chart:legend-position="top" svg:x="2.132cm" svg:y="0.566cm" style:legend-expansion="wide" chart:style-name="ch2"/>
        <chart:plot-area chart:style-name="ch3" table:cell-range-address="Sheet1.A17:Sheet1.A18 Sheet1.A27:Sheet1.B31 Sheet1.B19:Sheet1.B23 Sheet1.A25:Sheet1.A25" chart:data-source-has-labels="both" svg:x="0.671cm" svg:y="1.41cm" svg:width="9.984cm" svg:height="4.21cm">
          <chartooo:coordinate-region svg:x="1.292cm" svg:y="1.609cm" svg:width="9.363cm" svg:height="3.364cm"/>
          <chart:axis chart:dimension="x" chart:name="primary-x" chart:style-name="ch4" chartooo:axis-type="auto">
            <chartooo:date-scale/>
            <chart:categories table:cell-range-address="Sheet1.A27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3" chart:label-cell-address="Sheet1.A17:Sheet1.A17" chart:class="chart:bar">
            <chart:data-point chart:repeated="5"/>
          </chart:series>
          <chart:series chart:style-name="ch8" chart:values-cell-range-address="Sheet1.B27:Sheet1.B31" chart:label-cell-address="Sheet1.A25:Sheet1.A2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letemin</text:p>
                <draw:g>
                  <svg:desc>Sheet1.A17:Sheet1.A17</svg:desc>
                </draw:g>
              </table:table-cell>
              <table:table-cell office:value-type="string">
                <text:p>Fibonacci Deletemin</text:p>
                <draw:g>
                  <svg:desc>Sheet1.A25:Sheet1.A25</svg:desc>
                </draw:g>
              </table:table-cell>
            </table:table-row>
          </table:table-header-rows>
          <table:table-rows>
            <table:table-row>
              <table:table-cell office:value-type="float" office:value="2187500">
                <text:p>2187500</text:p>
                <draw:g>
                  <svg:desc>Sheet1.A27:Sheet1.A31</svg:desc>
                </draw:g>
              </table:table-cell>
              <table:table-cell office:value-type="float" office:value="0.27">
                <text:p>0.27</text:p>
                <draw:g>
                  <svg:desc>Sheet1.B19:Sheet1.B23</svg:desc>
                </draw:g>
              </table:table-cell>
              <table:table-cell office:value-type="float" office:value="0.65">
                <text:p>0.65</text:p>
                <draw:g>
                  <svg:desc>Sheet1.B27:Sheet1.B31</svg:desc>
                </draw:g>
              </table:table-cell>
            </table:table-row>
            <table:table-row>
              <table:table-cell office:value-type="float" office:value="4375000">
                <text:p>4375000</text:p>
              </table:table-cell>
              <table:table-cell office:value-type="float" office:value="0.58">
                <text:p>0.5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8750000">
                <text:p>8750000</text:p>
              </table:table-cell>
              <table:table-cell office:value-type="float" office:value="1.23">
                <text:p>1.2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7500000">
                <text:p>17500000</text:p>
              </table:table-cell>
              <table:table-cell office:value-type="float" office:value="2.65">
                <text:p>2.65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5.86">
                <text:p>5.86</text:p>
              </table:table-cell>
              <table:table-cell office:value-type="float" office:value="14.84">
                <text:p>14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7cm" svg:height="6.296cm" xlink:href=".." xlink:type="simple" chart:class="chart:bar" chart:style-name="ch1">
        <chart:legend chart:legend-position="top" svg:x="1.634cm" svg:y="0.57cm" style:legend-expansion="wide" chart:style-name="ch2"/>
        <chart:plot-area chart:style-name="ch3" table:cell-range-address="Sheet1.A33:Sheet1.A39 Sheet1.B35:Sheet1.B39 Sheet1.A41:Sheet1.A41 Sheet1.B43:Sheet1.B47" chart:data-source-has-labels="both" svg:x="0.672cm" svg:y="1.418cm" svg:width="9.991cm" svg:height="4.333cm">
          <chartooo:coordinate-region svg:x="1.293cm" svg:y="1.618cm" svg:width="9.37cm" svg:height="3.486cm"/>
          <chart:axis chart:dimension="x" chart:name="primary-x" chart:style-name="ch4" chartooo:axis-type="auto">
            <chartooo:date-scale/>
            <chart:categories table:cell-range-address="Sheet1.A35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B39" chart:label-cell-address="Sheet1.A33:Sheet1.A33" chart:class="chart:bar">
            <chart:data-point chart:repeated="5"/>
          </chart:series>
          <chart:series chart:style-name="ch8" chart:values-cell-range-address="Sheet1.B43:Sheet1.B47" chart:label-cell-address="Sheet1.A41:Sheet1.A4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creasekey</text:p>
                <draw:g>
                  <svg:desc>Sheet1.A33:Sheet1.A33</svg:desc>
                </draw:g>
              </table:table-cell>
              <table:table-cell office:value-type="string">
                <text:p>Fibonacci DecreaseKey</text:p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float" office:value="2187500">
                <text:p>2187500</text:p>
                <draw:g>
                  <svg:desc>Sheet1.A35:Sheet1.A39</svg:desc>
                </draw:g>
              </table:table-cell>
              <table:table-cell office:value-type="float" office:value="0.97">
                <text:p>0.97</text:p>
                <draw:g>
                  <svg:desc>Sheet1.B35:Sheet1.B39</svg:desc>
                </draw:g>
              </table:table-cell>
              <table:table-cell office:value-type="float" office:value="0.09">
                <text:p>0.09</text:p>
                <draw:g>
                  <svg:desc>Sheet1.B43:Sheet1.B47</svg:desc>
                </draw:g>
              </table:table-cell>
            </table:table-row>
            <table:table-row>
              <table:table-cell office:value-type="float" office:value="4375000">
                <text:p>4375000</text:p>
              </table:table-cell>
              <table:table-cell office:value-type="float" office:value="1.99">
                <text:p>1.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750000">
                <text:p>8750000</text:p>
              </table:table-cell>
              <table:table-cell office:value-type="float" office:value="4.2">
                <text:p>4.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7500000">
                <text:p>17500000</text:p>
              </table:table-cell>
              <table:table-cell office:value-type="float" office:value="8.53">
                <text:p>8.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17.47">
                <text:p>17.47</text:p>
              </table:table-cell>
              <table:table-cell office:value-type="float" office:value="1.46">
                <text:p>1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